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e6e6e6" fo:padding="0in" fo:border="non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6e6e6" fo:padding="0in" fo:border="non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e6e6e6" fo:padding="0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e6e6e6" fo:padding="0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e6e6e6" fo:padding="0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e6e6e6" fo:padding="0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e6e6e6" fo:padding="0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6e6e6" fo:padding="0in" fo:border="non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9972*"/>
    </style:style>
    <style:style style:name="Table9.A1" style:family="table-cell">
      <style:table-cell-properties fo:background-color="#e6e6e6" fo:padding="0in" fo:border="non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9972*"/>
    </style:style>
    <style:style style:name="Table10.A1" style:family="table-cell">
      <style:table-cell-properties fo:background-color="#e6e6e6" fo:padding="0in" fo:border="none">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9972*"/>
    </style:style>
    <style:style style:name="Table11.A1" style:family="table-cell">
      <style:table-cell-properties fo:background-color="#e6e6e6" fo:padding="0in" fo:border="none">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e6e6e6" fo:padding="0in" fo:border="non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9972*"/>
    </style:style>
    <style:style style:name="Table13.A1" style:family="table-cell">
      <style:table-cell-properties fo:background-color="#e6e6e6" fo:padding="0in" fo:border="none">
        <style:background-image/>
      </style:table-cell-properties>
    </style:style>
    <style:style style:name="P1" style:family="paragraph" style:parent-style-name="Drawing">
      <style:paragraph-properties fo:text-align="start" style:justify-single-word="false" fo:background-color="#e6e6e6">
        <style:background-image/>
      </style:paragraph-properties>
      <style:text-properties fo:font-size="10pt" fo:font-weight="normal" style:font-size-asian="10pt" style:font-weight-asian="normal" style:font-size-complex="10pt" style:font-weight-complex="normal"/>
    </style:style>
    <style:style style:name="P2" style:family="paragraph" style:parent-style-name="Standard">
      <style:paragraph-properties fo:text-align="justify" style:justify-single-word="false" fo:background-color="#e6e6e6">
        <style:background-image/>
      </style:paragraph-properties>
      <style:text-properties fo:color="#00aa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3" style:family="paragraph" style:parent-style-name="Standard">
      <style:paragraph-properties fo:background-color="#e6e6e6" style:text-autospace="none">
        <style:background-image/>
      </style:paragraph-properties>
      <style:text-properties fo:color="#00aa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 style:family="paragraph" style:parent-style-name="Standard">
      <style:paragraph-properties fo:background-color="#e6e6e6" style:text-autospace="none">
        <style:background-image/>
      </style:paragraph-properties>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5" style:family="paragraph" style:parent-style-name="Standard">
      <style:paragraph-properties fo:background-color="#e6e6e6" style:text-autospace="none">
        <style:background-image/>
      </style:paragraph-properties>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text-align="justify" style:justify-single-word="false" fo:background-color="#e6e6e6">
        <style:background-image/>
      </style:paragraph-properties>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background-color="#e6e6e6" style:text-autospace="none">
        <style:background-image/>
      </style:paragraph-properties>
      <style:text-properties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background-color="#e6e6e6" style:text-autospace="none">
        <style:background-image/>
      </style:paragraph-properties>
      <style:text-properties fo:color="#c0c0c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background-color="#e6e6e6" style:text-autospace="none">
        <style:background-image/>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justify" style:justify-single-word="false" fo:background-color="#e6e6e6" style:text-autospace="none">
        <style:background-image/>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24" style:family="paragraph" style:parent-style-name="Standard" style:list-style-name="">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28" style:family="paragraph" style:parent-style-name="Standard" style:list-style-name="">
      <style:paragraph-properties fo:margin-left="0in" fo:margin-right="0in" fo:text-align="start" style:justify-single-word="false" fo:text-indent="0in" style:auto-text-indent="false" style:text-autospace="none"/>
    </style:style>
    <style:style style:name="P29" style:family="paragraph" style:parent-style-name="Standard" style:list-style-name="">
      <style:paragraph-properties fo:margin-left="0in" fo:margin-right="0in" fo:text-align="start" style:justify-single-word="false" fo:text-indent="0in" style:auto-text-indent="false" style:text-autospace="none"/>
      <style:text-properties fo:color="#808080" style:font-name="Courier New" fo:font-size="10pt" style:font-name-asian="Courier New" style:font-size-asian="10pt" style:font-name-complex="Courier New" style:font-size-complex="10pt"/>
    </style:style>
    <style:style style:name="P30"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31"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style:font-name="Courier New" fo:font-size="10pt" style:font-name-asian="Courier New" style:font-size-asian="10pt" style:font-name-complex="Courier New" style:font-size-complex="10pt"/>
    </style:style>
    <style:style style:name="P32"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style>
    <style:style style:name="P33" style:family="paragraph" style:parent-style-name="Standard">
      <style:paragraph-properties fo:text-align="justify" style:justify-single-word="false"/>
    </style:style>
    <style:style style:name="P34" style:family="paragraph" style:parent-style-name="Standard">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Drawing">
      <style:paragraph-properties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Drawing">
      <style:paragraph-properties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list-style-name="L1">
      <style:paragraph-properties fo:text-align="justify" style:justify-single-word="false"/>
      <style:text-properties fo:font-weight="normal" style:font-weight-asian="normal" style:font-weight-complex="normal"/>
    </style:style>
    <style:style style:name="P39" style:family="paragraph" style:parent-style-name="Text_20_body">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1">
      <style:paragraph-properties fo:text-align="justify" style:justify-single-word="false"/>
      <style:text-properties fo:font-weight="bold" style:font-weight-asian="bold" style:font-weight-complex="bold"/>
    </style:style>
    <style:style style:name="P42"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0000ff"/>
    </style:style>
    <style:style style:name="T5" style:family="text">
      <style:text-properties fo:color="#0000ff" fo:font-style="normal" fo:font-weight="normal" style:font-style-asian="normal" style:font-weight-asian="normal" style:font-style-complex="normal" style:font-weight-complex="normal"/>
    </style:style>
    <style:style style:name="T6" style:family="text">
      <style:text-properties fo:color="#0000ff" style:font-name="Courier New" fo:font-size="10pt" style:font-name-asian="Courier New" style:font-size-asian="10pt" style:font-name-complex="Courier New" style:font-size-complex="10pt"/>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style="normal" style:font-style-asian="normal" style:font-style-complex="normal"/>
    </style:style>
    <style:style style:name="T10" style:family="text">
      <style:text-properties fo:color="#000000" fo:font-style="italic" style:font-style-asian="italic" style:font-style-complex="italic"/>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aa00" fo:font-style="italic" style:font-style-asian="italic"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color="#7d7d7d" fo:font-style="italic" style:font-style-asian="italic" style:font-style-complex="italic"/>
    </style:style>
    <style:style style:name="T16" style:family="text">
      <style:text-properties fo:font-size="12pt" style:font-size-asian="12pt" style:font-size-complex="12pt"/>
    </style:style>
    <style:style style:name="T17" style:family="text">
      <style:text-properties fo:font-size="12pt" fo:font-style="normal" fo:font-weight="bold" style:font-size-asian="12pt" style:font-style-asian="normal" style:font-weight-asian="bold" style:font-size-complex="12pt" style:font-style-complex="normal" style:font-weight-complex="bold"/>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text-underline-style="none"/>
    </style:style>
    <style:style style:name="T20" style:family="text">
      <style:text-properties fo:color="#000080"/>
    </style:style>
    <style:style style:name="T21" style:family="text">
      <style:text-properties fo:color="#000080" style:font-name="Courier New" fo:font-size="10pt" style:font-name-asian="Courier New" style:font-size-asian="10pt" style:font-name-complex="Courier New" style:font-size-complex="10pt"/>
    </style:style>
    <style:style style:name="T22" style:family="text">
      <style:text-properties fo:color="#008000"/>
    </style:style>
    <style:style style:name="T23" style:family="text">
      <style:text-properties fo:color="#008000" style:font-name="Courier New" fo:font-size="10pt" style:font-name-asian="Courier New" style:font-size-asian="10pt" style:font-name-complex="Courier New" style:font-size-complex="10pt"/>
    </style:style>
    <style:style style:name="T24" style:family="text">
      <style:text-properties style:use-window-font-color="true"/>
    </style:style>
    <style:style style:name="T25" style:family="text">
      <style:text-properties style:use-window-font-color="true" style:font-name="Courier New" fo:font-size="10pt" style:font-name-asian="Courier New" style:font-size-asian="10pt" style:font-name-complex="Courier New" style:font-size-complex="10pt"/>
    </style:style>
    <style:style style:name="T26" style:family="text">
      <style:text-properties style:use-window-font-color="true" style:font-name="Times New Roman"/>
    </style:style>
    <style:style style:name="T27" style:family="text">
      <style:text-properties style:use-window-font-color="true" style:font-name="Times New Roman" fo:font-size="10pt" style:font-name-asian="Courier New" style:font-size-asian="10pt" style:font-name-complex="Courier New" style:font-size-complex="10pt"/>
    </style:style>
    <style:style style:name="T28" style:family="text">
      <style:text-properties style:use-window-font-color="true"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 style:family="text">
      <style:text-properties style:use-window-font-color="true" style:font-name="Times New Roman" fo:font-size="12pt" style:font-name-asian="Courier New" style:font-size-asian="12pt" style:font-name-complex="Courier New" style:font-size-complex="12pt"/>
    </style:style>
    <style:style style:name="T30" style:family="text">
      <style:text-properties style:use-window-font-color="true" style:font-name="Times New Roman" fo:font-size="12pt" fo:font-weight="normal" style:font-name-asian="Courier New" style:font-size-asian="12pt" style:font-weight-asian="normal" style:font-name-complex="Courier New" style:font-size-complex="12pt" style:font-weight-complex="normal"/>
    </style:style>
    <style:style style:name="T31" style:family="text">
      <style:text-properties style:use-window-font-color="true" style:font-name="Times New Roman" fo:font-size="12pt" fo:font-weight="bold" style:font-name-asian="Courier New" style:font-size-asian="12pt" style:font-weight-asian="bold" style:font-name-complex="Courier New" style:font-size-complex="12pt" style:font-weight-complex="bold"/>
    </style:style>
    <style:style style:name="T32" style:family="text">
      <style:text-properties style:use-window-font-color="true"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3" style:family="text">
      <style:text-properties style:use-window-font-color="true" style:font-name="Times New Roman" style:text-underline-style="none" fo:font-weight="normal" style:font-name-asian="Courier New" style:font-weight-asian="normal" style:font-name-complex="Courier New" style:font-weight-complex="normal"/>
    </style:style>
    <style:style style:name="T34" style:family="text">
      <style:text-properties style:use-window-font-color="true" style:font-name="Times New Roman" style:text-underline-style="none" style:font-name-asian="Courier New" style:font-name-complex="Courier New"/>
    </style:style>
    <style:style style:name="T35" style:family="text">
      <style:text-properties fo:color="#008080"/>
    </style:style>
    <style:style style:name="T36" style:family="text">
      <style:text-properties fo:color="#008080" style:font-name="Courier New" fo:font-size="10pt" style:font-name-asian="Courier New" style:font-size-asian="10pt" style:font-name-complex="Courier New" style:font-size-complex="10pt"/>
    </style:style>
    <style:style style:name="T37" style:family="text">
      <style:text-properties fo:color="#3f7f7f"/>
    </style:style>
    <style:style style:name="T38" style:family="text">
      <style:text-properties fo:color="#3f7f7f" style:font-name="Courier New" fo:font-size="10pt" style:font-name-asian="Courier New" style:font-size-asian="10pt" style:font-name-complex="Courier New" style:font-size-complex="10pt"/>
    </style:style>
    <style:style style:name="T39" style:family="text">
      <style:text-properties fo:color="#7f007f"/>
    </style:style>
    <style:style style:name="T40" style:family="text">
      <style:text-properties fo:color="#2a00ff" fo:font-style="italic" style:font-style-asian="italic" style:font-style-complex="italic"/>
    </style:style>
    <style:style style:name="T41" style:family="text">
      <style:text-properties fo:color="#8000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e the plugin structure</text:h>
      <text:p text:style-name="P11">First we need to create the structure of the plugin as described in “organize a plugin” chapter. We will end up having the packages and modules:</text:p>
      <text:list xml:id="list37567355" text:style-name="L1">
        <text:list-item>
          <text:p text:style-name="P40"><text:span text:style-name="T1">__plugin__ # </text:span><text:span text:style-name="T2">the setup package</text:span></text:p>
          <text:list>
            <text:list-item>
              <text:p text:style-name="P38">__init__ # the init module of the package</text:p>
            </text:list-item>
            <text:list-item>
              <text:p text:style-name="P40"><text:span text:style-name="T1">sample_plugin </text:span><text:span text:style-name="T2"># the unique configuration package</text:span></text:p>
              <text:list>
                <text:list-item>
                  <text:p text:style-name="P38">__init__</text:p>
                </text:list-item>
              </text:list>
            </text:list-item>
          </text:list>
        </text:list-item>
        <text:list-item>
          <text:p text:style-name="P40"><text:span text:style-name="T1">sample_plugin</text:span><text:span text:style-name="T2"> # the main package</text:span></text:p>
          <text:list>
            <text:list-item>
              <text:p text:style-name="P38">__init__</text:p>
            </text:list-item>
            <text:list-item>
              <text:p text:style-name="P41">api <text:span text:style-name="T2"># the API package</text:span></text:p>
              <text:list>
                <text:list-item>
                  <text:p text:style-name="P38">__init__</text:p>
                </text:list-item>
              </text:list>
            </text:list-item>
            <text:list-item>
              <text:p text:style-name="P41">meta <text:span text:style-name="T2"># the meta package even though we do not use it for this example</text:span></text:p>
              <text:list>
                <text:list-header>
                  <text:p text:style-name="P38">__init__</text:p>
                </text:list-header>
              </text:list>
            </text:list-item>
            <text:list-item>
              <text:p text:style-name="P41">impl <text:span text:style-name="T2"># the implementation package</text:span></text:p>
              <text:list>
                <text:list-header>
                  <text:p text:style-name="P38">__init__</text:p>
                </text:list-header>
              </text:list>
            </text:list-item>
          </text:list>
        </text:list-item>
        <text:list-item>
          <text:p text:style-name="P38">build-plugin.ant # the ant build file for the plugin</text:p>
        </text:list-item>
      </text:list>
      <text:p text:style-name="P11">We have now a clean empty structure for our plugin to be implemented on. </text:p>
      <text:p text:style-name="P11"/>
      <text:h text:style-name="Heading_20_1" text:outline-level="1">Describing the API</text:h>
      <text:p text:style-name="P11">The example will be based on a simple user description. First we need to create the module <text:span text:style-name="T1">user</text:span> in package <text:span text:style-name="T1">sample_plugin.api</text:span> that will contain:</text:p>
      <table:table table:name="Table1" table:style-name="Table1">
        <table:table-column table:style-name="Table1.A"/>
        <table:table-row>
          <table:table-cell table:style-name="Table1.A1" office:value-type="string">
            <text:p text:style-name="P35">sample_plugin.api.user</text:p>
          </table:table-cell>
        </table:table-row>
        <table:table-row>
          <table:table-cell table:style-name="Table1.A1" office:value-type="string">
            <text:p text:style-name="P2">'''</text:p>
            <text:p text:style-name="P3">Created on Mar 29, 2012</text:p>
            <text:p text:style-name="P5"/>
            <text:p text:style-name="P4"><text:span text:style-name="T2">@package: simple </text:span><text:span text:style-name="T19">plugin</text:span> sample</text:p>
            <text:p text:style-name="P4"><text:span text:style-name="T2">@copyright: 2011 </text:span><text:span text:style-name="T19">Sourcefabric</text:span> o.p.s.</text:p>
            <text:p text:style-name="P3">@license: http://www.gnu.org/licenses/gpl-3.0.txt</text:p>
            <text:p text:style-name="P4"><text:span text:style-name="T2">@author: </text:span><text:span text:style-name="T19">Gabriel</text:span> <text:span text:style-name="T19">Nistor</text:span></text:p>
            <text:p text:style-name="P5"/>
            <text:p text:style-name="P3">The API descriptions for user sample.</text:p>
            <text:p text:style-name="P3">'''</text:p>
            <text:p text:style-name="P5"/>
            <text:p text:style-name="P8"># --------------------------------------------------------------------</text:p>
            <text:p text:style-name="P5"/>
            <text:p text:style-name="P5"><text:span text:style-name="T5">class</text:span><text:span text:style-name="T7"> </text:span><text:span text:style-name="T8">User</text:span><text:span text:style-name="T7">:</text:span></text:p>
            <text:p text:style-name="P7"><text:span text:style-name="T9"><text:s text:c="4"/></text:span><text:span text:style-name="T12">'''</text:span></text:p>
            <text:p text:style-name="P3"><text:s text:c="4"/>The user model.</text:p>
            <text:p text:style-name="P3"><text:s text:c="4"/>'''</text:p>
            <text:p text:style-name="P9"><text:s text:c="4"/>Id = int</text:p>
            <text:p text:style-name="P10"><text:s text:c="4"/>Name = str</text:p>
          </table:table-cell>
        </table:table-row>
      </table:table>
      <text:p text:style-name="P11"><text:soft-page-break/></text:p>
      <text:p text:style-name="P11">We have now a simple model class that contains attributes having as a value the intended type for the instance attribute. This class is not yet recognized by the ally framework. First of all if use an IDE you need to add to your python path the “ally-api.1.0.egg” found in GIT repository in folder “distribution/components” this will provide you with type hinting since the IDE knows the resource you require. So in order to make the model class usable we need to decorated like this:</text:p>
      <table:table table:name="Table2" table:style-name="Table2">
        <table:table-column table:style-name="Table2.A"/>
        <table:table-row>
          <table:table-cell table:style-name="Table2.A1" office:value-type="string">
            <text:p text:style-name="P1"><text:span text:style-name="T14">add to python path: <text:s/></text:span><text:span text:style-name="T13">distribution/components/ally-api.1.0.egg</text:span></text:p>
            <text:p text:style-name="P35">sample_plugin.api.user</text:p>
          </table:table-cell>
        </table:table-row>
        <table:table-row>
          <table:table-cell table:style-name="Table2.A1" office:value-type="string">
            <text:p text:style-name="P14"><text:span text:style-name="T4">from</text:span><text:span text:style-name="T7"> ally.api.config </text:span><text:span text:style-name="T4">import</text:span><text:span text:style-name="T7"> model</text:span></text:p>
            <text:p text:style-name="P14"/>
            <text:p text:style-name="P15"># --------------------------------------------------------------------</text:p>
            <text:p text:style-name="P14"/>
            <text:p text:style-name="P14"><text:span text:style-name="T15">@model</text:span><text:span text:style-name="T10">(id=</text:span><text:span text:style-name="T12">'Id'</text:span><text:span text:style-name="T10">)</text:span></text:p>
            <text:p text:style-name="P5"><text:span text:style-name="T5">class</text:span><text:span text:style-name="T7"> </text:span><text:span text:style-name="T8">User</text:span><text:span text:style-name="T7">:</text:span></text:p>
            <text:p text:style-name="P7"><text:span text:style-name="T9"><text:s text:c="4"/></text:span><text:span text:style-name="T12">'''</text:span></text:p>
            <text:p text:style-name="P3"><text:s text:c="4"/>The user model.</text:p>
            <text:p text:style-name="P3"><text:s text:c="4"/>'''</text:p>
            <text:p text:style-name="P9"><text:s text:c="4"/>Id = int</text:p>
            <text:p text:style-name="P10"><text:s text:c="4"/>Name = str</text:p>
          </table:table-cell>
        </table:table-row>
      </table:table>
      <text:p text:style-name="P11"/>
      <text:p text:style-name="P11">All models require to have a single unique id regardless of the primitive type, the id is specified as a keyed argument to the model decorator. We need to also a specific domain in order to avoid confusion of models that have the same name but with different purposes as an example if we have the model <text:span text:style-name="T1">User</text:span> with no domain it will be accessible on <text:a xlink:type="simple" xlink:href="http://localhost/resources/User">http://localhost/resources/User</text:a> in this manner there is no reference to what the user model might be useful for but if we set the domain <text:span text:style-name="T1">Sample </text:span>the model is available on <text:s/><text:a xlink:type="simple" xlink:href="http://localhost/resources/Sample/User">http://localhost/resources/Sample/User</text:a> which is much more suggestive. You can specify domains to individual models like:</text:p>
      <table:table table:name="Table3" table:style-name="Table3">
        <table:table-column table:style-name="Table3.A"/>
        <table:table-row>
          <table:table-cell table:style-name="Table3.A1" office:value-type="string">
            <text:p text:style-name="P35">sample_plugin.api.user</text:p>
          </table:table-cell>
        </table:table-row>
        <table:table-row>
          <table:table-cell table:style-name="Table3.A1" office:value-type="string">
            <text:p text:style-name="P14"><text:span text:style-name="T4">from</text:span><text:span text:style-name="T7"> ally.api.config </text:span><text:span text:style-name="T4">import</text:span><text:span text:style-name="T7"> model</text:span></text:p>
            <text:p text:style-name="P14"/>
            <text:p text:style-name="P15"># --------------------------------------------------------------------</text:p>
            <text:p text:style-name="P17"/>
            <text:p text:style-name="P14"><text:span text:style-name="T15">@model</text:span><text:span text:style-name="T7">(</text:span><text:span text:style-name="T10">id=</text:span><text:span text:style-name="T12">'Id'</text:span><text:span text:style-name="T10">, domain=</text:span><text:span text:style-name="T12">'Sample'</text:span><text:span text:style-name="T7">)</text:span></text:p>
            <text:p text:style-name="P14"><text:span text:style-name="T4">class</text:span><text:span text:style-name="T7"> </text:span><text:span text:style-name="T8">User</text:span><text:span text:style-name="T7">:</text:span></text:p>
            <text:p text:style-name="P14"><text:span text:style-name="T7"><text:s text:c="4"/></text:span><text:span text:style-name="T12">'''</text:span></text:p>
            <text:p text:style-name="P13"><text:s text:c="4"/>The user model.</text:p>
            <text:p text:style-name="P13"><text:s text:c="4"/>'''</text:p>
            <text:p text:style-name="P16"><text:s text:c="4"/>Id = int</text:p>
            <text:p text:style-name="P16"><text:s text:c="4"/>Name = str</text:p>
          </table:table-cell>
        </table:table-row>
      </table:table>
      <text:p text:style-name="P12"/>
      <text:p text:style-name="P12">Since other plugins or models might use the same domain in order to avoid repetition we can simply define a domained model decorator in the <text:span text:style-name="T16"><text:s/></text:span><text:span text:style-name="T17">sample_plugin.api.__init__ </text:span><text:span text:style-name="T18">module</text:span><text:span text:style-name="T17"> </text:span><text:span text:style-name="T16">like this:</text:span></text:p>
      <text:p text:style-name="P12"/>
      <table:table table:name="Table4" table:style-name="Table4">
        <table:table-column table:style-name="Table4.A"/>
        <table:table-row>
          <table:table-cell table:style-name="Table4.A1" office:value-type="string">
            <text:p text:style-name="P35">sample_plugin.api.__init__</text:p>
          </table:table-cell>
        </table:table-row>
        <table:table-row>
          <table:table-cell table:style-name="Table4.A1" office:value-type="string">
            <text:p text:style-name="P6"/>
            <text:p text:style-name="P14"><text:span text:style-name="T4">from</text:span><text:span text:style-name="T7"> functools </text:span><text:span text:style-name="T4">import</text:span><text:span text:style-name="T7"> partial</text:span></text:p>
            <text:p text:style-name="P14"><text:span text:style-name="T4">from</text:span><text:span text:style-name="T7"> ally.api.config </text:span><text:span text:style-name="T4">import</text:span><text:span text:style-name="T7"> model</text:span></text:p>
            <text:p text:style-name="P14"/>
            <text:p text:style-name="P15"># --------------------------------------------------------------------</text:p>
            <text:p text:style-name="P14"/>
            <text:p text:style-name="P14"><text:span text:style-name="T7">modelSample = partial(model, domain=</text:span><text:span text:style-name="T12">'Sample'</text:span><text:span text:style-name="T7">)</text:span></text:p>
          </table:table-cell>
        </table:table-row>
      </table:table>
      <text:p text:style-name="Standard">So now the decorated user model will look like this:</text:p>
      <text:p text:style-name="Standard"/>
      <table:table table:name="Table5" table:style-name="Table5">
        <table:table-column table:style-name="Table5.A"/>
        <text:soft-page-break/>
        <table:table-row>
          <table:table-cell table:style-name="Table5.A1" office:value-type="string">
            <text:p text:style-name="P35">sample_plugin.api.user</text:p>
          </table:table-cell>
        </table:table-row>
        <table:table-row>
          <table:table-cell table:style-name="Table5.A1" office:value-type="string">
            <text:p text:style-name="P14"><text:span text:style-name="T4">from</text:span><text:span text:style-name="T7"> sample_plugin.api </text:span><text:span text:style-name="T4">import</text:span><text:span text:style-name="T7"> modelSample</text:span></text:p>
            <text:p text:style-name="P14"/>
            <text:p text:style-name="P15"># --------------------------------------------------------------------</text:p>
            <text:p text:style-name="P14"/>
            <text:p text:style-name="P14"><text:span text:style-name="T15">@modelSample</text:span><text:span text:style-name="T7">(id=</text:span><text:span text:style-name="T12">'Id'</text:span><text:span text:style-name="T7">)</text:span></text:p>
            <text:p text:style-name="P14"><text:span text:style-name="T4">class</text:span><text:span text:style-name="T7"> </text:span><text:span text:style-name="T8">User</text:span><text:span text:style-name="T7">:</text:span></text:p>
            <text:p text:style-name="P14"><text:span text:style-name="T7"><text:s text:c="4"/></text:span><text:span text:style-name="T12">'''</text:span></text:p>
            <text:p text:style-name="P13"><text:s text:c="4"/>The user model.</text:p>
            <text:p text:style-name="P13"><text:s text:c="4"/>'''</text:p>
            <text:p text:style-name="P16"><text:s text:c="4"/>Id = int</text:p>
            <text:p text:style-name="P16"><text:s text:c="4"/>Name = str</text:p>
          </table:table-cell>
        </table:table-row>
      </table:table>
      <text:p text:style-name="P12"><text:s/></text:p>
      <text:p text:style-name="P12"><text:span text:style-name="T2">For more details on the </text:span><text:span text:style-name="T1">model</text:span><text:span text:style-name="T2"> and decorator please see the “API configurations” chapter. </text:span></text:p>
      <text:p text:style-name="P12">Now that we have a model we require a service that will deliver instances of this model, this instances will be rendered as a REST response. First of all we need to define the service API(interface) .</text:p>
      <text:p text:style-name="Standard"/>
      <table:table table:name="Table6" table:style-name="Table6">
        <table:table-column table:style-name="Table6.A"/>
        <table:table-row>
          <table:table-cell table:style-name="Table6.A1" office:value-type="string">
            <text:p text:style-name="P35">sample_plugin.api.user</text:p>
          </table:table-cell>
        </table:table-row>
        <table:table-row>
          <table:table-cell table:style-name="Table6.A1" office:value-type="string">
            <text:p text:style-name="P14"><text:span text:style-name="T4">from</text:span><text:span text:style-name="T7"> ally.api.config </text:span><text:span text:style-name="T4">import</text:span><text:span text:style-name="T7"> service, call</text:span></text:p>
            <text:p text:style-name="P14"><text:span text:style-name="T4">from</text:span><text:span text:style-name="T7"> ally.api.type </text:span><text:span text:style-name="T4">import</text:span><text:span text:style-name="T7"> Iter</text:span></text:p>
            <text:p text:style-name="P14"><text:span text:style-name="T4">from</text:span><text:span text:style-name="T7"> sample_plugin.api </text:span><text:span text:style-name="T4">import</text:span><text:span text:style-name="T7"> modelSample</text:span></text:p>
            <text:p text:style-name="P14"/>
            <text:p text:style-name="P15"># --------------------------------------------------------------------</text:p>
            <text:p text:style-name="P14"/>
            <text:p text:style-name="P14"><text:span text:style-name="T15">@modelSample</text:span><text:span text:style-name="T7">(id=</text:span><text:span text:style-name="T12">'Id'</text:span><text:span text:style-name="T7">)</text:span></text:p>
            <text:p text:style-name="P14"><text:span text:style-name="T4">class</text:span><text:span text:style-name="T7"> </text:span><text:span text:style-name="T8">User</text:span><text:span text:style-name="T7">:</text:span></text:p>
            <text:p text:style-name="P14"><text:span text:style-name="T7"><text:s text:c="4"/></text:span><text:span text:style-name="T12">'''</text:span></text:p>
            <text:p text:style-name="P13"><text:s text:c="4"/>The user model.</text:p>
            <text:p text:style-name="P13"><text:s text:c="4"/>'''</text:p>
            <text:p text:style-name="P16"><text:s text:c="4"/>Id = int</text:p>
            <text:p text:style-name="P16"><text:s text:c="4"/>Name = str</text:p>
            <text:p text:style-name="P14"/>
            <text:p text:style-name="P15"># --------------------------------------------------------------------</text:p>
            <text:p text:style-name="P14"/>
            <text:p text:style-name="P18">@service</text:p>
            <text:p text:style-name="P14"><text:span text:style-name="T4">class</text:span><text:span text:style-name="T7"> </text:span><text:span text:style-name="T8">IUserService</text:span><text:span text:style-name="T7">:</text:span></text:p>
            <text:p text:style-name="P14"><text:span text:style-name="T7"><text:s text:c="4"/></text:span><text:span text:style-name="T12">'''</text:span></text:p>
            <text:p text:style-name="P13"><text:s text:c="4"/>The user service.</text:p>
            <text:p text:style-name="P13"><text:s text:c="4"/>'''</text:p>
            <text:p text:style-name="P16"><text:s text:c="4"/></text:p>
            <text:p text:style-name="P14"><text:span text:style-name="T7"><text:s text:c="4"/></text:span><text:span text:style-name="T15">@call</text:span></text:p>
            <text:p text:style-name="P14"><text:span text:style-name="T7"><text:s text:c="4"/></text:span><text:span text:style-name="T4">def</text:span><text:span text:style-name="T7"> </text:span><text:span text:style-name="T8">getUsers</text:span><text:span text:style-name="T7">(</text:span><text:span text:style-name="T10">self</text:span><text:span text:style-name="T7">) -&gt; Iter(User):</text:span></text:p>
            <text:p text:style-name="P14"><text:span text:style-name="T7"><text:s text:c="8"/></text:span><text:span text:style-name="T12">'''</text:span></text:p>
            <text:p text:style-name="P13"><text:s text:c="8"/>Provides all the users.</text:p>
            <text:p text:style-name="P13"><text:s text:c="8"/>'''</text:p>
          </table:table-cell>
        </table:table-row>
      </table:table>
      <text:p text:style-name="Standard"/>
      <text:p text:style-name="P12">The service interfaces will have the name starting with “<text:span text:style-name="T1">I</text:span><text:span text:style-name="T2">”</text:span><text:span text:style-name="T1"> </text:span><text:span text:style-name="T2">capital letter than the service name and end with “</text:span><text:span text:style-name="T1">Service</text:span><text:span text:style-name="T2">”. Is important to respect this conventions since the ally IoC setup also offers AOP (aspect orientated programing) <text:s/>features, so respecting the convention will lead to less work in the configuration modules. The service interface needs to be decorated with the </text:span><text:span text:style-name="T1">service</text:span><text:span text:style-name="T2"> decorator in order to make it available for the ally framework, also each method definition that needs to be considered as exposing response models needs to be decorated with </text:span><text:span text:style-name="T1">call</text:span><text:span text:style-name="T2">. We need to annotate the method with the return type of the method in this case is an iterable collection that contains </text:span><text:span text:style-name="T1">User</text:span><text:span text:style-name="T2"> models. The ally framework uses the annotated return and input types in order to associate a path that will invoke the corresponding service method, in our example the mapped path is </text:span><text:a xlink:type="simple" xlink:href="http://localhost/resources/Sample/User"><text:span text:style-name="T2">http://localhost/resources/Sample/User</text:span></text:a><text:span text:style-name="T2"> this is because the return type is a collection of </text:span><text:span text:style-name="T1">User</text:span><text:span text:style-name="T2"> models. </text:span><text:soft-page-break/><text:span text:style-name="T2">All methods that belong to a service need to have the input and return type annotated event if a method is not exposed by using the </text:span><text:span text:style-name="T1">call</text:span><text:span text:style-name="T2"> decorator. <text:s/>The function name is not used by the ally framework in the path construction so any refactoring that changes the method name will not affect the REST client. For more details on the </text:span><text:span text:style-name="T1">service</text:span><text:span text:style-name="T2"> and </text:span><text:span text:style-name="T1">call</text:span><text:span text:style-name="T2"> decorators please see the “API configurations” chapter.</text:span></text:p>
      <text:p text:style-name="P11"/>
      <text:h text:style-name="Heading_20_1" text:outline-level="1">Making a do nothing implementation for the API</text:h>
      <text:p text:style-name="P11">Now that we have an API we can make the implementation based on this API. The implementation we will make is just as example and we will not use any database for it. First we need to create the module <text:span text:style-name="T1">user</text:span> in package <text:span text:style-name="T1">sample_plugin.impl</text:span> that will contain:</text:p>
      <table:table table:name="Table7" table:style-name="Table7">
        <table:table-column table:style-name="Table7.A"/>
        <table:table-row>
          <table:table-cell table:style-name="Table7.A1" office:value-type="string">
            <text:p text:style-name="P35">sample_plugin.impl.user</text:p>
          </table:table-cell>
        </table:table-row>
        <table:table-row>
          <table:table-cell table:style-name="Table7.A1" office:value-type="string">
            <text:p text:style-name="P30">'''</text:p>
            <text:p text:style-name="P20">Created on Mar 29, 2012</text:p>
            <text:p text:style-name="P22"/>
            <text:p text:style-name="P20">@package: simple <text:span text:style-name="T19">plugin</text:span> sample</text:p>
            <text:p text:style-name="P20">@copyright: 2011 <text:span text:style-name="T19">Sourcefabric</text:span> o.p.s.</text:p>
            <text:p text:style-name="P20">@license: http://www.gnu.org/licenses/gpl-3.0.txt</text:p>
            <text:p text:style-name="P20">@author: <text:span text:style-name="T19">Gabriel</text:span> <text:span text:style-name="T19">Nistor</text:span></text:p>
            <text:p text:style-name="P22"/>
            <text:p text:style-name="P20">Simple implementation for the user APIs.</text:p>
            <text:p text:style-name="P20">'''</text:p>
            <text:p text:style-name="P22"/>
            <text:p text:style-name="P22"><text:span text:style-name="T4">from</text:span><text:span text:style-name="T7"> sample_plugin.api.user </text:span><text:span text:style-name="T4">import</text:span><text:span text:style-name="T7"> IUserService</text:span></text:p>
            <text:p text:style-name="P22"/>
            <text:p text:style-name="P24"># --------------------------------------------------------------------</text:p>
            <text:p text:style-name="P22"/>
            <text:p text:style-name="P22"><text:span text:style-name="T4">class</text:span><text:span text:style-name="T7"> </text:span><text:span text:style-name="T8">UserService</text:span><text:span text:style-name="T7">(IUserService):</text:span></text:p>
            <text:p text:style-name="P22"><text:span text:style-name="T7"><text:s text:c="4"/></text:span><text:span text:style-name="T12">'''</text:span></text:p>
            <text:p text:style-name="P20"><text:s text:c="4"/>Implementation for @see: IUserService</text:p>
            <text:p text:style-name="P20"><text:s text:c="4"/>'''</text:p>
            <text:p text:style-name="P26"><text:s text:c="4"/></text:p>
            <text:p text:style-name="P22"><text:span text:style-name="T7"><text:s text:c="4"/></text:span><text:span text:style-name="T4">def</text:span><text:span text:style-name="T7"> </text:span><text:span text:style-name="T8">getUsers</text:span><text:span text:style-name="T7">(</text:span><text:span text:style-name="T10">self</text:span><text:span text:style-name="T7">):</text:span></text:p>
            <text:p text:style-name="P22"><text:span text:style-name="T7"><text:s text:c="8"/></text:span><text:span text:style-name="T12">'''</text:span></text:p>
            <text:p text:style-name="P20"><text:s text:c="8"/>@see: IUserService.getUsers</text:p>
            <text:p text:style-name="P20"><text:s text:c="8"/>'''</text:p>
            <text:p text:style-name="P28"><text:span text:style-name="T11"><text:s text:c="8"/></text:span><text:span text:style-name="T6">return</text:span><text:span text:style-name="T11"> []</text:span></text:p>
          </table:table-cell>
        </table:table-row>
      </table:table>
      <text:p text:style-name="Standard"/>
      <text:p text:style-name="Standard">This implementation returns an empty list whenever a list of users is requested.</text:p>
      <text:p text:style-name="P11"/>
      <text:h text:style-name="Heading_20_1" text:outline-level="1">Creating the configuration</text:h>
      <text:p text:style-name="P39">We have now the api and implementation we need a way now to specify to the ally framework that I wish my implementation to be exposed through HTTP REST. In order to do this we have the dependency injection container, you can find out more details on this in the “DI container” chapter but now will focus on what needs to be done to make this example work. <text:span text:style-name="T2">First we need to create the module </text:span><text:span text:style-name="T1">service</text:span><text:span text:style-name="T2"> in package </text:span><text:span text:style-name="T1">__plugin__.sample_plugin</text:span><text:span text:style-name="T2"> that will contain:</text:span></text:p>
      <table:table table:name="Table8" table:style-name="Table8">
        <table:table-column table:style-name="Table8.A"/>
        <table:table-row>
          <table:table-cell table:style-name="Table8.A1" office:value-type="string">
            <text:p text:style-name="P36">add to python path: <text:s/><text:span text:style-name="T1">distribution/components/ally-utilities.1.0.egg</text:span></text:p>
            <text:p text:style-name="P42">__plugin__.sample_plugin. service</text:p>
          </table:table-cell>
        </table:table-row>
        <table:table-row>
          <table:table-cell table:style-name="Table8.A1" office:value-type="string">
            <text:p text:style-name="P30">'''</text:p>
            <text:p text:style-name="P20">Created on Mar 29, 2012</text:p>
            <text:p text:style-name="P22"/>
            <text:p text:style-name="P20"><text:soft-page-break/>@package: simple <text:span text:style-name="T19">plugin</text:span> sample</text:p>
            <text:p text:style-name="P20">@copyright: 2011 <text:span text:style-name="T19">Sourcefabric</text:span> o.p.s.</text:p>
            <text:p text:style-name="P20">@license: http://www.gnu.org/licenses/gpl-3.0.txt</text:p>
            <text:p text:style-name="P20">@author: <text:span text:style-name="T19">Gabriel</text:span> <text:span text:style-name="T19">Nistor</text:span></text:p>
            <text:p text:style-name="P22"/>
            <text:p text:style-name="P20">Contains the services setups.</text:p>
            <text:p text:style-name="P20">'''</text:p>
            <text:p text:style-name="P22"/>
            <text:p text:style-name="P22"><text:span text:style-name="T4">from</text:span><text:span text:style-name="T7"> sample_plugin.api.user </text:span><text:span text:style-name="T4">import</text:span><text:span text:style-name="T7"> IUserService</text:span></text:p>
            <text:p text:style-name="P22"><text:span text:style-name="T4">from</text:span><text:span text:style-name="T7"> sample_plugin.impl.user </text:span><text:span text:style-name="T4">import</text:span><text:span text:style-name="T7"> UserService</text:span></text:p>
            <text:p text:style-name="P22"><text:span text:style-name="T4">from</text:span><text:span text:style-name="T7"> ally.container </text:span><text:span text:style-name="T4">import</text:span><text:span text:style-name="T7"> ioc</text:span></text:p>
            <text:p text:style-name="P22"/>
            <text:p text:style-name="P24"># --------------------------------------------------------------------</text:p>
            <text:p text:style-name="P22"/>
            <text:p text:style-name="P27">@ioc.entity</text:p>
            <text:p text:style-name="P22"><text:span text:style-name="T4">def</text:span><text:span text:style-name="T7"> </text:span><text:span text:style-name="T8">userService</text:span><text:span text:style-name="T7">() -&gt; IUserService:</text:span></text:p>
            <text:p text:style-name="P26"><text:s text:c="4"/>b = UserService()</text:p>
            <text:p text:style-name="P22"><text:span text:style-name="T7"><text:s text:c="4"/></text:span><text:span text:style-name="T4">return</text:span><text:span text:style-name="T7"> b</text:span></text:p>
            <text:p text:style-name="P32"><text:span text:style-name="T11"/></text:p>
          </table:table-cell>
        </table:table-row>
      </table:table>
      <text:p text:style-name="Standard"/>
      <text:p text:style-name="Standard">We have defined the setup function that delivers the implementation instance of <text:span text:style-name="T1">UserService</text:span> for the <text:span text:style-name="T1">IUserService </text:span><text:span text:style-name="T2">api. Because this function is decorated with the </text:span><text:span text:style-name="T1">ioc.entity</text:span><text:span text:style-name="T2"> decorator it will be used as a entity source by the DI container. Now we just need to provide this implementation instance to the exposed services, we need to add the code:</text:span></text:p>
      <table:table table:name="Table9" table:style-name="Table9">
        <table:table-column table:style-name="Table9.A"/>
        <table:table-row>
          <table:table-cell table:style-name="Table9.A1" office:value-type="string">
            <text:p text:style-name="P36">add to python path: <text:s/><text:span text:style-name="T1">distribution/components/ally-core-plugin.1.0.egg</text:span></text:p>
            <text:p text:style-name="P42">__plugin__.sample_plugin. service</text:p>
          </table:table-cell>
        </table:table-row>
        <table:table-row>
          <table:table-cell table:style-name="Table9.A1" office:value-type="string">
            <text:p text:style-name="P28"><text:span text:style-name="T6">from</text:span><text:span text:style-name="T11"> __plugin__.plugin.registry </text:span><text:span text:style-name="T6">import</text:span><text:span text:style-name="T11"> registerService</text:span></text:p>
            <text:p text:style-name="P22"><text:span text:style-name="T4">from</text:span><text:span text:style-name="T7"> ally.container </text:span><text:span text:style-name="T4">import</text:span><text:span text:style-name="T7"> ioc</text:span></text:p>
            <text:p text:style-name="P22"><text:span text:style-name="T4">from</text:span><text:span text:style-name="T7"> sample_plugin.api.user </text:span><text:span text:style-name="T4">import</text:span><text:span text:style-name="T7"> IUserService</text:span></text:p>
            <text:p text:style-name="P22"><text:span text:style-name="T4">from</text:span><text:span text:style-name="T7"> sample_plugin.impl.user </text:span><text:span text:style-name="T4">import</text:span><text:span text:style-name="T7"> UserService</text:span></text:p>
            <text:p text:style-name="P22"/>
            <text:p text:style-name="P24"># --------------------------------------------------------------------</text:p>
            <text:p text:style-name="P22"/>
            <text:p text:style-name="P27">@ioc.entity</text:p>
            <text:p text:style-name="P22"><text:span text:style-name="T4">def</text:span><text:span text:style-name="T7"> </text:span><text:span text:style-name="T8">userService</text:span><text:span text:style-name="T7">() -&gt; IUserService:</text:span></text:p>
            <text:p text:style-name="P26"><text:s text:c="4"/>b = UserService()</text:p>
            <text:p text:style-name="P22"><text:span text:style-name="T7"><text:s text:c="4"/></text:span><text:span text:style-name="T4">return</text:span><text:span text:style-name="T7"> b</text:span></text:p>
            <text:p text:style-name="P22"/>
            <text:p text:style-name="P27">@ioc.start</text:p>
            <text:p text:style-name="P22"><text:span text:style-name="T4">def</text:span><text:span text:style-name="T7"> </text:span><text:span text:style-name="T8">register</text:span><text:span text:style-name="T7">():</text:span></text:p>
            <text:p text:style-name="P28"><text:span text:style-name="T11"><text:s text:c="4"/>registerService(userService())</text:span></text:p>
          </table:table-cell>
        </table:table-row>
      </table:table>
      <text:p text:style-name="Standard"/>
      <text:p text:style-name="Standard">The register method will register the user service implementation instance to be used exposed, please notice that the instance is obtained by invoking the DI entity function <text:span text:style-name="T1">userService</text:span><text:span text:style-name="T2">.</text:span></text:p>
      <text:p text:style-name="P11"/>
      <text:h text:style-name="Heading_20_1" text:outline-level="1">Deploying and packaging</text:h>
      <text:p text:style-name="P39"><text:span text:style-name="T2">The plugin is now fully functional but we need to included into the application distribution so it can be deployed. If you are using an IDE and you have imported the distribution as a project you just need to add to the python path the plugin and run the distribution application, anyway this is a development solution we need to package the plugin in order to be able to included in the distribution. In order to package the plugin we have the </text:span><text:span text:style-name="T1">build-plugin.ant</text:span></text:p>
      <text:p text:style-name="P39"><text:span text:style-name="T2"/></text:p>
      <text:p text:style-name="P39"><text:soft-page-break/><text:span text:style-name="T2"/></text:p>
      <text:p text:style-name="P39"><text:span text:style-name="T2"/></text:p>
      <table:table table:name="Table10" table:style-name="Table10">
        <table:table-column table:style-name="Table10.A"/>
        <table:table-row>
          <table:table-cell table:style-name="Table10.A1" office:value-type="string">
            <text:p text:style-name="P42">build-plugin.ant</text:p>
          </table:table-cell>
        </table:table-row>
        <table:table-row>
          <table:table-cell table:style-name="Table10.A1" office:value-type="string">
            <text:p text:style-name="P29">&lt;?xml version="1.0" encoding="UTF-8"?&gt;</text:p>
            <text:p text:style-name="P22"><text:span text:style-name="T20">&lt;project</text:span><text:span text:style-name="T7"> </text:span><text:span text:style-name="T20">name=</text:span><text:span text:style-name="T22">"create-a-plugin"</text:span><text:span text:style-name="T7"> </text:span><text:span text:style-name="T20">default=</text:span><text:span text:style-name="T22">"build"</text:span><text:span text:style-name="T7"> </text:span><text:span text:style-name="T20">basedir=</text:span><text:span text:style-name="T22">"."</text:span><text:span text:style-name="T20">&gt;</text:span></text:p>
            <text:p text:style-name="P22"/>
            <text:p text:style-name="P22"><text:span text:style-name="T7"><text:tab/></text:span><text:span text:style-name="T20">&lt;property</text:span><text:span text:style-name="T7"> </text:span><text:span text:style-name="T20">name=</text:span><text:span text:style-name="T22">"destination"</text:span><text:span text:style-name="T7"> </text:span><text:span text:style-name="T20">value=</text:span><text:span text:style-name="T22">"."</text:span><text:span text:style-name="T7"> </text:span><text:span text:style-name="T20">/&gt;</text:span></text:p>
            <text:p text:style-name="P22"><text:span text:style-name="T7"><text:tab/></text:span><text:span text:style-name="T20">&lt;property</text:span><text:span text:style-name="T7"> </text:span><text:span text:style-name="T20">name=</text:span><text:span text:style-name="T22">"egg"</text:span><text:span text:style-name="T7"> </text:span><text:span text:style-name="T20">value=</text:span><text:span text:style-name="T22">"02 - plugin sample.1.0.egg"</text:span><text:span text:style-name="T7"> </text:span><text:span text:style-name="T20">/&gt;</text:span></text:p>
            <text:p text:style-name="P22"/>
            <text:p text:style-name="P22"><text:span text:style-name="T7"><text:tab/></text:span><text:span text:style-name="T20">&lt;target</text:span><text:span text:style-name="T7"> </text:span><text:span text:style-name="T20">name=</text:span><text:span text:style-name="T22">"clean"</text:span><text:span text:style-name="T20">&gt;</text:span></text:p>
            <text:p text:style-name="P22"><text:span text:style-name="T7"><text:tab/><text:tab/></text:span><text:span text:style-name="T20">&lt;delete</text:span><text:span text:style-name="T7"> </text:span><text:span text:style-name="T20">file=</text:span><text:span text:style-name="T22">"${destination}/${egg}"</text:span><text:span text:style-name="T7"> </text:span><text:span text:style-name="T20">/&gt;</text:span></text:p>
            <text:p text:style-name="P22"><text:span text:style-name="T7"><text:tab/></text:span><text:span text:style-name="T20">&lt;/target&gt;</text:span></text:p>
            <text:p text:style-name="P22"/>
            <text:p text:style-name="P22"><text:span text:style-name="T7"><text:tab/></text:span><text:span text:style-name="T20">&lt;target</text:span><text:span text:style-name="T7"> </text:span><text:span text:style-name="T20">name=</text:span><text:span text:style-name="T22">"build"</text:span><text:span text:style-name="T7"> </text:span><text:span text:style-name="T20">depends=</text:span><text:span text:style-name="T22">"clean"</text:span><text:span text:style-name="T20">&gt;</text:span></text:p>
            <text:p text:style-name="P22"><text:span text:style-name="T7"><text:tab/><text:tab/></text:span><text:span text:style-name="T20">&lt;zip</text:span><text:span text:style-name="T7"> </text:span><text:span text:style-name="T20">destfile=</text:span><text:span text:style-name="T22">"${destination}/${egg}"</text:span><text:span text:style-name="T7"> </text:span><text:span text:style-name="T20">basedir=</text:span><text:span text:style-name="T22">"."</text:span><text:span text:style-name="T20">&gt;</text:span></text:p>
            <text:p text:style-name="P22"><text:span text:style-name="T7"><text:tab/><text:tab/><text:tab/></text:span><text:span text:style-name="T20">&lt;exclude</text:span><text:span text:style-name="T7"> </text:span><text:span text:style-name="T20">name=</text:span><text:span text:style-name="T22">"**/__pycache__/"</text:span><text:span text:style-name="T7"> </text:span><text:span text:style-name="T20">/&gt;</text:span></text:p>
            <text:p text:style-name="P22"><text:span text:style-name="T7"><text:tab/><text:tab/><text:tab/></text:span><text:span text:style-name="T20">&lt;exclude</text:span><text:span text:style-name="T7"> </text:span><text:span text:style-name="T20">name=</text:span><text:span text:style-name="T22">"/.*"</text:span><text:span text:style-name="T7"> </text:span><text:span text:style-name="T20">/&gt;</text:span></text:p>
            <text:p text:style-name="P22"><text:span text:style-name="T7"><text:tab/><text:tab/><text:tab/></text:span><text:span text:style-name="T20">&lt;exclude</text:span><text:span text:style-name="T7"> </text:span><text:span text:style-name="T20">name=</text:span><text:span text:style-name="T22">"/*.egg"</text:span><text:span text:style-name="T7"> </text:span><text:span text:style-name="T20">/&gt;</text:span></text:p>
            <text:p text:style-name="P22"><text:span text:style-name="T7"><text:tab/><text:tab/></text:span><text:span text:style-name="T20">&lt;/zip&gt;</text:span></text:p>
            <text:p text:style-name="P22"><text:span text:style-name="T7"><text:tab/></text:span><text:span text:style-name="T20">&lt;/target&gt;</text:span></text:p>
            <text:p text:style-name="P22"/>
            <text:p text:style-name="P28"><text:span text:style-name="T21">&lt;/project&gt;</text:span></text:p>
          </table:table-cell>
        </table:table-row>
      </table:table>
      <text:p text:style-name="Standard"/>
      <text:p text:style-name="P12"><text:tab/>When running this ant build you will have in the source folder of the plugin the<text:span text:style-name="T26"> packaged egg file </text:span><text:span text:style-name="T31">02 - plugin sample.1.0.egg </text:span><text:span text:style-name="T30">you just need to copy this file into your distribution in the plugin folder (</text:span><text:span text:style-name="T31">distribution/plugin/</text:span><text:span text:style-name="T30">) and now just run the distribution application. We presume that the application is running on the localhost on port 80, by using a browse we will access the resources of the application distribution </text:span><text:a xlink:type="simple" xlink:href="http://localhost/resources">http://localhost/resources</text:a></text:p>
      <table:table table:name="Table11" table:style-name="Table11">
        <table:table-column table:style-name="Table11.A"/>
        <table:table-row>
          <table:table-cell table:style-name="Table11.A1" office:value-type="string">
            <text:p text:style-name="P34"><text:a xlink:type="simple" xlink:href="http://localhost/resources">http://localhost/resources</text:a><text:span text:style-name="T34"> </text:span></text:p>
          </table:table-cell>
        </table:table-row>
        <table:table-row>
          <table:table-cell table:style-name="Table11.A1" office:value-type="string">
            <text:p text:style-name="P22"><text:span text:style-name="T35">&lt;</text:span><text:span text:style-name="T37">Resources</text:span><text:span text:style-name="T35">&gt;</text:span></text:p>
            <text:p text:style-name="P22"><text:span text:style-name="T7"><text:tab/></text:span><text:span text:style-name="T35">&lt;</text:span><text:span text:style-name="T37">SampleUser</text:span> <text:span text:style-name="T39">href</text:span><text:span text:style-name="T7">=</text:span><text:span text:style-name="T40">"http://localhost/resources/Sample/User/"</text:span> <text:span text:style-name="T35">/&gt;</text:span></text:p>
            <text:p text:style-name="P22"><text:span text:style-name="T7"><text:tab/></text:span><text:span text:style-name="T35">...</text:span></text:p>
            <text:p text:style-name="P28"><text:span text:style-name="T36">&lt;/</text:span><text:span text:style-name="T38">Resources</text:span><text:span text:style-name="T36">&gt;</text:span></text:p>
          </table:table-cell>
        </table:table-row>
      </table:table>
      <text:p text:style-name="Standard"/>
      <text:p text:style-name="P12">If you see the <text:span text:style-name="T1">SampleUser</text:span> entry it means that your plugin deployment was successful. If we now access <text:s/><text:a xlink:type="simple" xlink:href="http://localhost/resources/Sample/User">http://localhost/resources/Sample/User</text:a><text:span text:style-name="T32"> we get an empty user list response that is because we returned an empty list in our service implementation.</text:span></text:p>
      <text:p text:style-name="P12"><text:span text:style-name="T32"/></text:p>
      <text:h text:style-name="Heading_20_1" text:outline-level="1">Making a dummy implementation for the API</text:h>
      <text:p text:style-name="P11">So we managed to present something on the ally REST framework but what if we want to return some <text:span text:style-name="T1">User</text:span> entities event if they are generated, in this case we need to change the user implementation:</text:p>
      <table:table table:name="Table12" table:style-name="Table12">
        <table:table-column table:style-name="Table12.A"/>
        <table:table-row>
          <table:table-cell table:style-name="Table12.A1" office:value-type="string">
            <text:p text:style-name="P35">sample_plugin.impl.user</text:p>
          </table:table-cell>
        </table:table-row>
        <table:table-row>
          <table:table-cell table:style-name="Table12.A1" office:value-type="string">
            <text:p text:style-name="P31"><text:span text:style-name="T4">from</text:span><text:span text:style-name="T7"> sample_plugin.api.user </text:span><text:span text:style-name="T4">import</text:span><text:span text:style-name="T7"> IUserService, User</text:span></text:p>
            <text:p text:style-name="P22"/>
            <text:p text:style-name="P24"># --------------------------------------------------------------------</text:p>
            <text:p text:style-name="P22"/>
            <text:p text:style-name="P22"><text:span text:style-name="T4">class</text:span><text:span text:style-name="T7"> </text:span><text:span text:style-name="T8">UserService</text:span><text:span text:style-name="T7">(IUserService):</text:span></text:p>
            <text:p text:style-name="P22"><text:span text:style-name="T7"><text:s text:c="4"/></text:span><text:span text:style-name="T12">'''</text:span></text:p>
            <text:p text:style-name="P20"><text:s text:c="4"/>Implementation for @see: IUserService</text:p>
            <text:p text:style-name="P20"><text:s text:c="4"/>'''</text:p>
            <text:p text:style-name="P26"><text:s text:c="4"/></text:p>
            <text:p text:style-name="P22"><text:span text:style-name="T7"><text:s text:c="4"/></text:span><text:span text:style-name="T4">def</text:span><text:span text:style-name="T7"> </text:span><text:span text:style-name="T8">getUsers</text:span><text:span text:style-name="T7">(</text:span><text:span text:style-name="T10">self</text:span><text:span text:style-name="T7">):</text:span></text:p>
            <text:p text:style-name="P22"><text:soft-page-break/><text:span text:style-name="T7"><text:s text:c="8"/></text:span><text:span text:style-name="T12">'''</text:span></text:p>
            <text:p text:style-name="P20"><text:s text:c="8"/>@see: IUserService.getUsers</text:p>
            <text:p text:style-name="P20"><text:s text:c="8"/>'''</text:p>
            <text:p text:style-name="P26"><text:s text:c="8"/>users = []</text:p>
            <text:p text:style-name="P22"><text:span text:style-name="T7"><text:s text:c="8"/></text:span><text:span text:style-name="T4">for</text:span><text:span text:style-name="T7"> k </text:span><text:span text:style-name="T4">in</text:span><text:span text:style-name="T7"> range(</text:span><text:span text:style-name="T41">1</text:span><text:span text:style-name="T7">, </text:span><text:span text:style-name="T41">2</text:span><text:span text:style-name="T7">):</text:span></text:p>
            <text:p text:style-name="P26"><text:s text:c="12"/>user = User()</text:p>
            <text:p text:style-name="P26"><text:s text:c="12"/>user.Id = k</text:p>
            <text:p text:style-name="P22"><text:span text:style-name="T7"><text:s text:c="12"/>user.Name = </text:span><text:span text:style-name="T12">'User %s'</text:span><text:span text:style-name="T7"> % k</text:span></text:p>
            <text:p text:style-name="P26"><text:s text:c="12"/>users.append(user)</text:p>
            <text:p text:style-name="P22"><text:span text:style-name="T7"><text:s text:c="8"/></text:span><text:span text:style-name="T4">return</text:span><text:span text:style-name="T7"> users</text:span></text:p>
            <text:p text:style-name="P32"><text:span text:style-name="T11"/></text:p>
          </table:table-cell>
        </table:table-row>
      </table:table>
      <text:p text:style-name="Standard"/>
      <text:p text:style-name="P12">This implementation returns a list with one <text:span text:style-name="T1">User</text:span><text:span text:style-name="T2"> model so now if we access the address </text:span><text:a xlink:type="simple" xlink:href="http://localhost/resources/Sample/User">http://localhost/resources/Sample/User</text:a><text:span text:style-name="T32"> we will get as a response:</text:span></text:p>
      <table:table table:name="Table13" table:style-name="Table13">
        <table:table-column table:style-name="Table13.A"/>
        <table:table-row>
          <table:table-cell table:style-name="Table13.A1" office:value-type="string">
            <text:p text:style-name="P34"><text:a xlink:type="simple" xlink:href="http://localhost/resources/Sample/User">http://localhost/resources/Sample/User</text:a><text:span text:style-name="T34"> </text:span></text:p>
          </table:table-cell>
        </table:table-row>
        <table:table-row>
          <table:table-cell table:style-name="Table13.A1" office:value-type="string">
            <text:p text:style-name="P22"><text:span text:style-name="T35">&lt;</text:span><text:span text:style-name="T37">UserList</text:span><text:span text:style-name="T35">&gt;</text:span></text:p>
            <text:p text:style-name="P22"><text:span text:style-name="T7"><text:tab/></text:span><text:span text:style-name="T35">&lt;</text:span><text:span text:style-name="T37">User</text:span><text:span text:style-name="T35">&gt;</text:span></text:p>
            <text:p text:style-name="P22"><text:span text:style-name="T7"><text:tab/><text:tab/></text:span><text:span text:style-name="T35">&lt;</text:span><text:span text:style-name="T37">Name</text:span><text:span text:style-name="T35">&gt;</text:span><text:span text:style-name="T7">User 1</text:span><text:span text:style-name="T35">&lt;/</text:span><text:span text:style-name="T37">Name</text:span><text:span text:style-name="T35">&gt;</text:span></text:p>
            <text:p text:style-name="P22"><text:span text:style-name="T7"><text:tab/><text:tab/></text:span><text:span text:style-name="T35">&lt;</text:span><text:span text:style-name="T37">Id</text:span><text:span text:style-name="T35">&gt;</text:span><text:span text:style-name="T7">1</text:span><text:span text:style-name="T35">&lt;/</text:span><text:span text:style-name="T37">Id</text:span><text:span text:style-name="T35">&gt;</text:span></text:p>
            <text:p text:style-name="P22"><text:span text:style-name="T7"><text:tab/></text:span><text:span text:style-name="T35">&lt;/</text:span><text:span text:style-name="T37">User</text:span><text:span text:style-name="T35">&gt;</text:span></text:p>
            <text:p text:style-name="P28"><text:span text:style-name="T36">&lt;/</text:span><text:span text:style-name="T38">UserList</text:span><text:span text:style-name="T36">&gt;</text:span></text:p>
          </table:table-cell>
        </table:table-row>
      </table:table>
      <text:p text:style-name="Standard"/>
      <text:p text:style-name="Standard">If we want more user models we can simply adjust the r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in" fo:margin-bottom="0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3-29T23:52:50.80</dc:date>
    <dc:creator>Nistor Gabriel</dc:creator>
    <meta:editing-duration>P1DT4H25M45S</meta:editing-duration>
    <meta:editing-cycles>112</meta:editing-cycles>
    <meta:document-statistic meta:table-count="13" meta:image-count="0" meta:object-count="0" meta:page-count="7" meta:paragraph-count="217" meta:word-count="1603" meta:character-count="11466"/>
  </office:meta>
</office:document-meta>
</file>